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1.02cm" fo:min-width="2.548cm"/>
    </style:style>
    <style:style style:name="gr2" style:family="graphic" style:parent-style-name="standard">
      <style:graphic-properties svg:stroke-color="#3465a4" draw:fill-color="#89c765" draw:textarea-horizontal-align="justify" draw:textarea-vertical-align="middle" draw:auto-grow-height="false" fo:min-height="1.02cm" fo:min-width="1.532cm"/>
    </style:style>
    <style:style style:name="gr3" style:family="graphic" style:parent-style-name="standard">
      <style:graphic-properties svg:stroke-color="#3465a4" draw:fill-color="#89c765" draw:textarea-horizontal-align="justify" draw:textarea-vertical-align="middle" draw:auto-grow-height="false" fo:min-height="1.02cm" fo:min-width="2.548cm"/>
    </style:style>
    <style:style style:name="gr4" style:family="graphic" style:parent-style-name="standard">
      <style:graphic-properties svg:stroke-color="#3465a4" draw:fill-color="#ed1c24" draw:textarea-horizontal-align="justify" draw:textarea-vertical-align="middle" draw:auto-grow-height="false" fo:min-height="1.02cm" fo:min-width="2.548cm"/>
    </style:style>
    <style:style style:name="gr5" style:family="graphic" style:parent-style-name="standard">
      <style:graphic-properties svg:stroke-color="#3465a4" draw:fill-color="#89c765" draw:textarea-horizontal-align="justify" draw:textarea-vertical-align="middle" draw:auto-grow-height="false" fo:min-height="0.456cm" fo:min-width="1.029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color="#3465a4" draw:fill-color="#ed1c24" draw:textarea-horizontal-align="justify" draw:textarea-vertical-align="middle" draw:auto-grow-height="false" fo:min-height="0.456cm" fo:min-width="1.029cm"/>
    </style:style>
    <style:style style:name="gr8" style:family="graphic" style:parent-style-name="standard">
      <style:graphic-properties svg:stroke-color="#3465a4" draw:fill-color="#729fcf" draw:textarea-horizontal-align="justify" draw:textarea-vertical-align="middle" draw:auto-grow-height="false" fo:min-height="0.456cm" fo:min-width="1.029cm"/>
    </style:style>
    <style:style style:name="gr9" style:family="graphic" style:parent-style-name="standard">
      <style:graphic-properties draw:stroke="none" svg:stroke-color="#000000" draw:fill="none" draw:fill-color="#ffffff" fo:min-height="10.291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89c765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ed1c24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89c765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27cm" svg:x="8.366cm" svg:y="1.381cm">
          <text:p text:style-name="P1"><text:span text:style-name="T1">Press goal butt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.032cm" svg:height="1.27cm" svg:x="6.08cm" svg:y="5.699cm">
          <text:p text:style-name="P1"><text:span text:style-name="T1">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3.048cm" svg:height="1.27cm" svg:x="8.366cm" svg:y="3.413cm">
          <text:p text:style-name="P1"><text:span text:style-name="T1">进入目标设置页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.032cm" svg:height="1.27cm" svg:x="8.747cm" svg:y="5.699cm">
          <text:p text:style-name="P1"><text:span text:style-name="T1">Dist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.032cm" svg:height="1.27cm" svg:x="11.668cm" svg:y="5.699cm">
          <text:p text:style-name="P1"><text:span text:style-name="T1">Default o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3.048cm" svg:height="1.27cm" svg:x="8.366cm" svg:y="7.731cm">
          <text:p text:style-name="P1"><text:span text:style-name="T1">提示用户完成目标获得的奖励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048cm" svg:height="1.27cm" svg:x="8.366cm" svg:y="12.938cm">
          <text:p text:style-name="P1"><text:span text:style-name="T1">点击‘跑</text:span><text:span text:style-name="T1">步’按钮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048cm" svg:height="1.27cm" svg:x="6.461cm" svg:y="14.842cm">
          <text:p text:style-name="P1"><text:span text:style-name="T1">用户跑步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048cm" svg:height="1.27cm" svg:x="11.16cm" svg:y="14.843cm">
          <text:p text:style-name="P1"><text:span text:style-name="T1">系统记录</text:span><text:span text:style-name="T1">GPS</text:span><text:span text:style-name="T1">轨迹、</text:span></text:p>
          <text:p text:style-name="P1"><text:span text:style-name="T1">时间、距离、步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048cm" svg:height="1.27cm" svg:x="8.366cm" svg:y="16.748cm">
          <text:p text:style-name="P1"><text:span text:style-name="T1">用户点击‘结束’按钮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3.048cm" svg:height="1.27cm" svg:x="8.366cm" svg:y="18.653cm">
          <text:p text:style-name="P1"><text:span text:style-name="T1">进入‘跑步结束’页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651cm" svg:height="0.762cm" svg:x="1.508cm" svg:y="1.63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5" draw:layer="layout" svg:width="1.778cm" svg:height="0.889cm" svg:x="4.302cm" svg:y="1.635cm">
          <draw:text-box>
            <text:p>可选</text:p>
          </draw:text-box>
        </draw:frame>
        <draw:custom-shape draw:style-name="gr7" draw:text-style-name="P6" draw:layer="layout" svg:width="1.651cm" svg:height="0.762cm" svg:x="1.508cm" svg:y="2.90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5" draw:layer="layout" svg:width="1.778cm" svg:height="0.889cm" svg:x="4.302cm" svg:y="2.905cm">
          <draw:text-box>
            <text:p>重要</text:p>
          </draw:text-box>
        </draw:frame>
        <draw:custom-shape draw:style-name="gr8" draw:text-style-name="P7" draw:layer="layout" svg:width="1.651cm" svg:height="0.762cm" svg:x="1.508cm" svg:y="4.1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5" draw:layer="layout" svg:width="3.048cm" svg:height="0.889cm" svg:x="4.302cm" svg:y="4.175cm">
          <draw:text-box>
            <text:p>基本流程</text:p>
          </draw:text-box>
        </draw:frame>
        <draw:custom-shape draw:style-name="gr3" draw:text-style-name="P2" draw:layer="layout" svg:width="3.048cm" svg:height="1.27cm" svg:x="8.366cm" svg:y="9.636cm">
          <text:p text:style-name="P1"><text:span text:style-name="T1">用户点击‘装备’按钮，进入装备选择页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3.048cm" svg:height="1.27cm" svg:x="8.366cm" svg:y="11.287cm">
          <text:p text:style-name="P1"><text:span text:style-name="T1">用户选择装备和消耗品，显示总体装备穿戴效果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frame draw:style-name="gr9" draw:text-style-name="P9" draw:layer="layout" svg:width="17.78cm" svg:height="10.541cm" svg:x="1.762cm" svg:y="1.635cm">
          <draw:text-box>
            <text:p text:style-name="P8"><text:span text:style-name="T2">跑步结束页面内显示：</text:span></text:p>
            <text:p text:style-name="P8"><text:span text:style-name="T2">1</text:span><text:span text:style-name="T2">、如果用户设定目标，显示目标是否完</text:span><text:span text:style-name="T2">成；（自定义提示音播报）</text:span></text:p>
            <text:p text:style-name="P8"><text:span text:style-name="T2">2</text:span><text:span text:style-name="T2">、如果获得暴击，显示特效；</text:span></text:p>
            <text:p text:style-name="P8"><text:span text:style-name="T2">3</text:span><text:span text:style-name="T2">、</text:span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>装备选择页面：</text:span></text:p>
            <text:p text:style-name="P8"><text:span text:style-name="T2">1</text:span><text:span text:style-name="T2">、可一键选择最佳装备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8T15:09:54.937649218</meta:creation-date>
    <dc:date>2019-03-18T16:44:09.863369233</dc:date>
    <meta:editing-duration>PT1M37S</meta:editing-duration>
    <meta:editing-cycles>1</meta:editing-cycles>
    <meta:document-statistic meta:object-count="20"/>
    <meta:generator>LibreOffice/6.0.7.3$Linux_X86_64 LibreOffice_project/00m0$Build-3</meta:generator>
  </office:meta>
</office:document-meta>
</file>